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Droid Sans Mono" svg:font-family="'Droid Sans Mono', monospace, monospac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86cdd2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ebf9598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b7a936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d0f14ca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4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8" style:family="paragraph" style:parent-style-name="Table_20_Contents">
      <style:text-properties style:font-name="Liberation Sans" fo:font-size="12pt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eda540b" style:font-size-asian="12pt" style:font-size-complex="12pt"/>
    </style:style>
    <style:style style:name="P40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1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2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43" style:family="paragraph" style:parent-style-name="Standard">
      <style:text-properties officeooo:paragraph-rsid="0b0ddd8e"/>
    </style:style>
    <style:style style:name="P44" style:family="paragraph" style:parent-style-name="Standard">
      <style:text-properties officeooo:paragraph-rsid="0ca56a54"/>
    </style:style>
    <style:style style:name="P45" style:family="paragraph" style:parent-style-name="Standard">
      <style:text-properties officeooo:paragraph-rsid="0ca5faa5"/>
    </style:style>
    <style:style style:name="P46" style:family="paragraph" style:parent-style-name="Standard">
      <style:text-properties officeooo:paragraph-rsid="0ca6ddb9"/>
    </style:style>
    <style:style style:name="P47" style:family="paragraph" style:parent-style-name="Standard">
      <style:text-properties officeooo:paragraph-rsid="04f68805"/>
    </style:style>
    <style:style style:name="P48" style:family="paragraph" style:parent-style-name="Standard">
      <style:text-properties officeooo:paragraph-rsid="0bad8f69"/>
    </style:style>
    <style:style style:name="P49" style:family="paragraph" style:parent-style-name="Standard">
      <style:text-properties officeooo:paragraph-rsid="0a0f7b62"/>
    </style:style>
    <style:style style:name="P50" style:family="paragraph" style:parent-style-name="Standard">
      <style:text-properties officeooo:paragraph-rsid="0cb27039"/>
    </style:style>
    <style:style style:name="P51" style:family="paragraph" style:parent-style-name="Standard">
      <style:text-properties officeooo:paragraph-rsid="0cc50ec9"/>
    </style:style>
    <style:style style:name="P52" style:family="paragraph" style:parent-style-name="Standard">
      <style:text-properties officeooo:paragraph-rsid="0cc5fe5b"/>
    </style:style>
    <style:style style:name="P53" style:family="paragraph" style:parent-style-name="Standard">
      <style:text-properties officeooo:paragraph-rsid="0d1ec96e"/>
    </style:style>
    <style:style style:name="P54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6" style:family="paragraph" style:parent-style-name="Standard">
      <style:text-properties officeooo:paragraph-rsid="0d2e61eb"/>
    </style:style>
    <style:style style:name="P57" style:family="paragraph" style:parent-style-name="Standard">
      <style:text-properties officeooo:paragraph-rsid="0d804757"/>
    </style:style>
    <style:style style:name="P58" style:family="paragraph" style:parent-style-name="Standard">
      <style:text-properties officeooo:paragraph-rsid="0d1be4a7"/>
    </style:style>
    <style:style style:name="P59" style:family="paragraph" style:parent-style-name="Standard">
      <style:text-properties officeooo:paragraph-rsid="0daa4aef"/>
    </style:style>
    <style:style style:name="P60" style:family="paragraph" style:parent-style-name="Standard">
      <style:text-properties officeooo:paragraph-rsid="0daef67d"/>
    </style:style>
    <style:style style:name="P61" style:family="paragraph" style:parent-style-name="Standard">
      <style:text-properties officeooo:paragraph-rsid="0db0d4d1"/>
    </style:style>
    <style:style style:name="P62" style:family="paragraph" style:parent-style-name="Standard">
      <style:text-properties officeooo:paragraph-rsid="0dce9327"/>
    </style:style>
    <style:style style:name="P63" style:family="paragraph" style:parent-style-name="Standard">
      <style:text-properties officeooo:rsid="0dde9a1c" officeooo:paragraph-rsid="0dde9a1c"/>
    </style:style>
    <style:style style:name="P64" style:family="paragraph" style:parent-style-name="Standard">
      <style:text-properties officeooo:rsid="0dde9a1c" officeooo:paragraph-rsid="0ddfbc49"/>
    </style:style>
    <style:style style:name="P65" style:family="paragraph" style:parent-style-name="Standard">
      <style:text-properties officeooo:paragraph-rsid="0deb3f7d"/>
    </style:style>
    <style:style style:name="P66" style:family="paragraph" style:parent-style-name="Footnote">
      <style:text-properties officeooo:paragraph-rsid="04473353"/>
    </style:style>
    <style:style style:name="P67" style:family="paragraph" style:parent-style-name="Footnote">
      <style:text-properties officeooo:paragraph-rsid="0cf7e116"/>
    </style:style>
    <style:style style:name="P68" style:family="paragraph" style:parent-style-name="Footnote">
      <style:text-properties officeooo:rsid="043ccc66" officeooo:paragraph-rsid="0dca2508"/>
    </style:style>
    <style:style style:name="P69" style:family="paragraph" style:parent-style-name="Footnote">
      <style:text-properties officeooo:rsid="043ccc66" officeooo:paragraph-rsid="0e5afad8"/>
    </style:style>
    <style:style style:name="P70" style:family="paragraph" style:parent-style-name="Standard">
      <style:text-properties officeooo:paragraph-rsid="0e0f3ce4"/>
    </style:style>
    <style:style style:name="P71" style:family="paragraph" style:parent-style-name="Standard">
      <style:text-properties officeooo:paragraph-rsid="0e153b91"/>
    </style:style>
    <style:style style:name="P72" style:family="paragraph" style:parent-style-name="Standard">
      <style:text-properties officeooo:paragraph-rsid="0e26e14b"/>
    </style:style>
    <style:style style:name="P73" style:family="paragraph" style:parent-style-name="Standard">
      <style:text-properties officeooo:paragraph-rsid="0e5c6890"/>
    </style:style>
    <style:style style:name="P74" style:family="paragraph" style:parent-style-name="Footnote">
      <style:text-properties officeooo:paragraph-rsid="0e72255e"/>
    </style:style>
    <style:style style:name="P75" style:family="paragraph" style:parent-style-name="Footnote">
      <style:text-properties officeooo:paragraph-rsid="0e81bf91"/>
    </style:style>
    <style:style style:name="P76" style:family="paragraph" style:parent-style-name="Standard">
      <style:text-properties officeooo:paragraph-rsid="0e8858a9"/>
    </style:style>
    <style:style style:name="P77" style:family="paragraph" style:parent-style-name="Footnote">
      <style:text-properties officeooo:paragraph-rsid="0e9381e6"/>
    </style:style>
    <style:style style:name="P78" style:family="paragraph" style:parent-style-name="Footnote">
      <style:text-properties officeooo:paragraph-rsid="0ea78533"/>
    </style:style>
    <style:style style:name="P79" style:family="paragraph" style:parent-style-name="Standard">
      <style:text-properties officeooo:paragraph-rsid="0ea9445c"/>
    </style:style>
    <style:style style:name="P80" style:family="paragraph" style:parent-style-name="Footnote">
      <style:text-properties officeooo:paragraph-rsid="0ead3525"/>
    </style:style>
    <style:style style:name="P81" style:family="paragraph" style:parent-style-name="Standard">
      <style:text-properties officeooo:paragraph-rsid="0dbf3336"/>
    </style:style>
    <style:style style:name="P82" style:family="paragraph" style:parent-style-name="Standard">
      <style:text-properties officeooo:paragraph-rsid="0eb4913f"/>
    </style:style>
    <style:style style:name="P83" style:family="paragraph" style:parent-style-name="Footnote">
      <style:text-properties officeooo:paragraph-rsid="0eddea6f"/>
    </style:style>
    <style:style style:name="P8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d93cdf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7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0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1657261" style:font-size-asian="12pt" style:font-size-complex="12pt"/>
    </style:style>
    <style:style style:name="T5" style:family="text">
      <style:text-properties style:font-name="Liberation Sans" fo:font-size="12pt" officeooo:rsid="00bddfbe" style:font-size-asian="12pt" style:font-size-complex="12pt"/>
    </style:style>
    <style:style style:name="T6" style:family="text">
      <style:text-properties style:font-name="Liberation Sans" fo:font-size="12pt" officeooo:rsid="0d1ec96e" style:font-size-asian="12pt" style:font-size-complex="12pt"/>
    </style:style>
    <style:style style:name="T7" style:family="text">
      <style:text-properties style:font-name="Liberation Sans" fo:font-size="12pt" officeooo:rsid="047da547" style:font-size-asian="12pt"/>
    </style:style>
    <style:style style:name="T8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font-style="normal" officeooo:rsid="00bddfbe" style:font-size-asian="12pt" style:font-size-complex="12pt"/>
    </style:style>
    <style:style style:name="T16" style:family="text">
      <style:text-properties style:font-name="Liberation Sans" officeooo:rsid="047fb57c"/>
    </style:style>
    <style:style style:name="T17" style:family="text">
      <style:text-properties style:font-name="Liberation Sans" officeooo:rsid="047da547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font-name="Ubuntu1" fo:font-size="10pt" style:font-size-asian="10pt" style:font-size-complex="10pt"/>
    </style:style>
    <style:style style:name="T20" style:family="text">
      <style:text-properties fo:language="nl" fo:country="NL" style:language-asian="nl" style:country-asian="NL"/>
    </style:style>
    <style:style style:name="T21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language="nl" fo:country="NL" officeooo:rsid="0e72255e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language="nl" fo:country="NL" officeooo:rsid="0e764f55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officeooo:rsid="02f99a6c"/>
    </style:style>
    <style:style style:name="T25" style:family="text">
      <style:text-properties fo:color="#000000" loext:opacity="100%"/>
    </style:style>
    <style:style style:name="T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5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ab351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6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7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8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9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0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1e7e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96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97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8" style:family="text">
      <style:text-properties fo:color="#000000" loext:opacity="100%" style:text-line-through-style="none" style:text-line-through-type="none" style:text-underline-style="none"/>
    </style:style>
    <style:style style:name="T209" style:family="text">
      <style:text-properties fo:color="#000000" loext:opacity="100%" style:text-line-through-style="none" style:text-line-through-type="none" style:text-underline-style="none" officeooo:rsid="0aabd8f8"/>
    </style:style>
    <style:style style:name="T21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3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14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15" style:family="text">
      <style:text-properties fo:color="#000000" loext:opacity="100%" style:text-line-through-style="none" style:text-line-through-type="none" style:font-name="Droid Sans Mono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7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8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9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0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1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2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23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24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5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6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7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8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3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31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32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33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fo:color="#000000" loext:opacity="100%" style:font-name="Liberation Sans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fo:color="#000000" loext:opacity="100%" style:font-name="Liberation Sans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fo:color="#000000" loext:opacity="100%" style:font-name="Liberation Sans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fo:color="#000000" loext:opacity="100%" style:font-name="Liberation Sans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fo:color="#000000" loext:opacity="100%" style:font-name="Liberation Sans" fo:font-size="12pt" fo:language="nl" fo:country="NL" fo:font-weight="normal" officeooo:rsid="0e86930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7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8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9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0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5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58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59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0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1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62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63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4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5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6" style:family="text">
      <style:text-properties fo:color="#000000" loext:opacity="100%" officeooo:rsid="004804ae"/>
    </style:style>
    <style:style style:name="T277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78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279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280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281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282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283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284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285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286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87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88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89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290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291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292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93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294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95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96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297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98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99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00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0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1cec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3ae7e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4a314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style:use-window-font-color="true" loext:opacity="0%" style:font-name="Liberation Sans" officeooo:rsid="047da547"/>
    </style:style>
    <style:style style:name="T311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13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14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15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0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1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2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5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6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7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8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9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0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1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32" style:family="text">
      <style:text-properties style:use-window-font-color="true" loext:opacity="0%" style:font-name="Liberation Sans" fo:font-size="12pt" style:font-size-asian="12pt" style:font-size-complex="12pt"/>
    </style:style>
    <style:style style:name="T333" style:family="text">
      <style:text-properties officeooo:rsid="04473353"/>
    </style:style>
    <style:style style:name="T334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5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6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7" style:family="text">
      <style:text-properties officeooo:rsid="0aace3cd"/>
    </style:style>
    <style:style style:name="T338" style:family="text">
      <style:text-properties officeooo:rsid="0b952edb"/>
    </style:style>
    <style:style style:name="T339" style:family="text">
      <style:text-properties fo:font-size="8pt" style:font-size-asian="8pt" style:font-size-complex="8pt" loext:padding="0.049cm" loext:border="0.31pt solid #000000"/>
    </style:style>
    <style:style style:name="T340" style:family="text">
      <style:text-properties officeooo:rsid="0cf7e116"/>
    </style:style>
    <style:style style:name="T341" style:family="text">
      <style:text-properties officeooo:rsid="01657261" style:font-size-complex="12pt"/>
    </style:style>
    <style:style style:name="T342" style:family="text">
      <style:text-properties officeooo:rsid="0e5635a7"/>
    </style:style>
    <style:style style:name="T343" style:family="text">
      <style:text-properties officeooo:rsid="0e56c5f4"/>
    </style:style>
    <style:style style:name="T344" style:family="text">
      <style:text-properties officeooo:rsid="0e80285f"/>
    </style:style>
    <style:style style:name="T345" style:family="text">
      <style:text-properties officeooo:rsid="0e838e2a"/>
    </style:style>
    <style:style style:name="T346" style:family="text">
      <style:text-properties officeooo:rsid="0e83c34e"/>
    </style:style>
    <style:style style:name="T347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8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9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0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1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2" style:family="text">
      <style:text-properties fo:color="#80808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3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54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55" style:family="text">
      <style:text-properties fo:color="#80808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56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7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58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59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0" style:family="text">
      <style:text-properties fo:color="#808080" loext:opacity="100%" style:font-name="Liberation Sans" fo:font-size="12pt" style:font-size-asian="12pt" style:font-size-complex="12pt"/>
    </style:style>
    <style:style style:name="T361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62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2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4"><text:span text:style-name="Strong_20_Emphasis"><text:span text:style-name="T234">C</text:span></text:span><text:span text:style-name="Strong_20_Emphasis"><text:span text:style-name="T233">hecklist voor </text:span></text:span><text:span text:style-name="Strong_20_Emphasis"><text:span text:style-name="T235">de installatie</text:span></text:span><text:span text:style-name="Strong_20_Emphasis"><text:span text:style-name="T233"> van </text:span></text:span><text:reference-mark-start text:name="Distributie"/><text:span text:style-name="Strong_20_Emphasis"><text:span text:style-name="T236">Ubuntu</text:span></text:span><text:reference-mark-end text:name="Distributie"/><text:span text:style-name="Strong_20_Emphasis"><text:span text:style-name="T236"> </text:span></text:span><text:reference-mark-start text:name="Versie"/><text:span text:style-name="Strong_20_Emphasis"><text:span text:style-name="T237">2</text:span></text:span><text:span text:style-name="Strong_20_Emphasis"><text:span text:style-name="T241">2</text:span></text:span><text:span text:style-name="Strong_20_Emphasis"><text:span text:style-name="T238">.04</text:span></text:span><text:reference-mark-end text:name="Versie"/><text:span text:style-name="Strong_20_Emphasis"><text:span text:style-name="T242"> </text:span></text:span><text:span text:style-name="Strong_20_Emphasis"><text:span text:style-name="T243">LTS</text:span></text:span><text:span text:style-name="Strong_20_Emphasis"><text:span text:style-name="T243"><text:note text:id="ftn1" text:note-class="footnote"><text:note-citation>1</text:note-citation><text:note-body><text:p text:style-name="P83"><text:span text:style-name="T264">LTS</text:span><text:span text:style-name="T272"> </text:span><text:span text:style-name="T273">staat voor</text:span><text:span text:style-name="T271"> </text:span><text:span text:style-name="T264">Long-Term Support, langetermijnondersteuning, </text:span><text:span text:style-name="T274">en </text:span><text:span text:style-name="T275">d</text:span><text:span text:style-name="T274">eze </text:span><text:span text:style-name="T274"><text:reference-ref text:reference-format="text" text:ref-name="Distributie">Ubuntu</text:reference-ref></text:span><text:span text:style-name="T274"><text:s/></text:span><text:span text:style-name="T274"><text:reference-ref text:reference-format="text" text:ref-name="Versie">22.04</text:reference-ref></text:span><text:span text:style-name="T274"><text:s/>LTS </text:span><text:span text:style-name="T273">van</text:span><text:span text:style-name="T270"> </text:span><text:span text:style-name="T268">april</text:span><text:span text:style-name="T266"> 202</text:span><text:span text:style-name="T268">2 </text:span><text:span text:style-name="T264">wordt </text:span><text:span text:style-name="T265">vijf</text:span><text:span text:style-name="T264"> jaar onder</text:span><text:span text:style-name="T270">houden</text:span><text:span text:style-name="T269"> </text:span><text:span text:style-name="T264">tot </text:span><text:span text:style-name="T268">april</text:span><text:span text:style-name="T263"> </text:span><text:span text:style-name="T264">202</text:span><text:span text:style-name="T268">7</text:span><text:span text:style-name="T267">.</text:span></text:p></text:note-body></text:note></text:span></text:span><text:span text:style-name="Strong_20_Emphasis"><text:span text:style-name="T244"> </text:span></text:span><text:reference-mark-start text:name="Editie"/><text:span text:style-name="Strong_20_Emphasis"><text:span text:style-name="T245">D</text:span></text:span><text:span text:style-name="Strong_20_Emphasis"><text:span text:style-name="T239">esktop</text:span></text:span><text:reference-mark-end text:name="Editie"/><text:span text:style-name="Strong_20_Emphasis"><text:span text:style-name="T240">.</text:span></text:span></text:p>
      <text:p text:style-name="P9"/>
      <text:p text:style-name="P71"><text:span text:style-name="T72">Kijk op</text:span><text:span text:style-name="T233"> </text:span><text:a xlink:type="simple" xlink:href="https://karelzimmer.nl/" text:style-name="Internet_20_link" text:visited-style-name="Visited_20_Internet_20_Link"><text:span text:style-name="Internet_20_link"><text:span text:style-name="T8">karelzimmer.nl</text:span></text:span></text:a><text:span text:style-name="T233"> </text:span><text:span text:style-name="T306">voor</text:span><text:span text:style-name="T307"> </text:span><text:span text:style-name="T308">deze en andere </text:span><text:span text:style-name="T309">Linux documenten</text:span><text:span text:style-name="T102">, scripts, </text:span><text:span text:style-name="T103">en informatie</text:span><text:span text:style-name="T102">.</text:span></text:p>
      <text:p text:style-name="P10"/>
      <text:p text:style-name="P40"><text:span text:style-name="T66">D</text:span><text:span text:style-name="T65">it is een invulbare PD</text:span><text:span text:style-name="T67">F</text:span><text:span text:style-name="T65"> met tekst- en keuzevakken; </text:span><text:span text:style-name="T68">a</text:span><text:span text:style-name="T65">fdrukken is niet noodzakelijk.</text:span></text:p>
      <text:p text:style-name="P11"/>
      <text:p text:style-name="P8"><text:span text:style-name="T1">V</text:span><text:span text:style-name="T16">ul de waarden in het tekstvak achter de </text:span><text:span text:style-name="Definition"><text:span text:style-name="T7">schuingedrukte</text:span></text:span><text:span text:style-name="T1"> </text:span><text:span text:style-name="T17">woorden </text:span><text:span text:style-name="T310">(zie toelichting)</text:span><text:span text:style-name="T17">:</text:span></text:p>
      <text:p text:style-name="P2"><text:span text:style-name="Definition"><text:span text:style-name="T327">g</text:span></text:span><text:span text:style-name="Definition"><text:span text:style-name="T326">ebruiker</text:span></text:span><text:span text:style-name="Definition"><text:span text:style-name="T315"><text:tab/><text:tab/></text:span></text:span><text:span text:style-name="Definition"><text:span text:style-name="T332"> <text:tab/><text:tab/></text:span></text:span><text:span text:style-name="T316"><draw:control text:anchor-type="as-char" svg:y="-0.429cm" draw:z-index="8" draw:name="Gebruiker" draw:style-name="gr2" draw:text-style-name="P90" svg:width="6.061cm" svg:height="0.6cm" draw:control="control9"><svg:title>Gebruiker</svg:title><svg:desc>Volledige naam, bijv. Jan Stek</svg:desc></draw:control></text:span><text:span text:style-name="T316"><text:tab/></text:span><text:span text:style-name="T317">(</text:span><text:span text:style-name="T312">volledige naam, bijv. </text:span><text:span text:style-name="T314">J</text:span><text:span text:style-name="T331">a</text:span><text:span text:style-name="T314">n </text:span><text:span text:style-name="T331">Jansen</text:span><text:span text:style-name="T313">)</text:span></text:p>
      <text:p text:style-name="Standard"><text:span text:style-name="Definition"><text:span text:style-name="T327">g</text:span></text:span><text:span text:style-name="Definition"><text:span text:style-name="T326">ebruikersnaam</text:span></text:span><text:span text:style-name="Definition"><text:span text:style-name="T311"><text:tab/></text:span></text:span><text:span text:style-name="Definition"><text:span text:style-name="T311"><draw:control text:anchor-type="as-char" svg:y="-0.429cm" draw:z-index="9" draw:name="Gberuikersnaam" draw:style-name="gr2" draw:text-style-name="P90" svg:width="6.061cm" svg:height="0.6cm" draw:control="control10"><svg:title>Gebruikersnaam</svg:title><svg:desc>Korte naam, bijv. jan</svg:desc></draw:control></text:span></text:span><text:span text:style-name="Definition"><text:span text:style-name="T311"><text:tab/></text:span></text:span><text:span text:style-name="T9">(korte naam, bijv. </text:span><text:span text:style-name="T248">j</text:span><text:span text:style-name="T249">an</text:span><text:span text:style-name="T9">)</text:span></text:p>
      <text:p text:style-name="P1"><text:span text:style-name="Definition"><text:span text:style-name="T329">c</text:span></text:span><text:span text:style-name="Definition"><text:span text:style-name="T328">omputernaam</text:span></text:span><text:span text:style-name="Definition"><text:span text:style-name="T318"><text:tab/><text:tab/></text:span></text:span><text:span text:style-name="Definition"><text:span text:style-name="T316"><draw:control text:anchor-type="as-char" svg:y="-0.429cm" draw:z-index="10" draw:name="Computernaam" draw:style-name="gr2" draw:text-style-name="P90" svg:width="6.061cm" svg:height="0.6cm" draw:control="control11"><svg:title>Computernaam</svg:title><svg:desc>Unieke naam van de computer</svg:desc></draw:control></text:span></text:span><text:span text:style-name="Definition"><text:span text:style-name="T316"><text:tab/></text:span></text:span><text:span text:style-name="Definition"><text:span text:style-name="T319">(</text:span></text:span><text:span text:style-name="Definition"><text:span text:style-name="T320">naam van de compute</text:span></text:span><text:span text:style-name="Definition"><text:span text:style-name="T321">r, </text:span></text:span><text:span text:style-name="Definition"><text:span text:style-name="T322">bijv. </text:span></text:span><text:span text:style-name="Definition"><text:span text:style-name="T323">pc02</text:span></text:span><text:span text:style-name="Definition"><text:span text:style-name="T319">)</text:span></text:span></text:p>
      <text:p text:style-name="P1"><text:span text:style-name="Definition"><text:span text:style-name="T327">o</text:span></text:span><text:span text:style-name="Definition"><text:span text:style-name="T326">pstartmenu</text:span></text:span><text:span text:style-name="Definition"><text:span text:style-name="T316"><text:tab/><text:tab/><text:tab/></text:span></text:span><text:span text:style-name="Definition"><text:span text:style-name="T316"><draw:control text:anchor-type="as-char" svg:y="-0.429cm" draw:z-index="11" draw:name="Opstartmenu" draw:style-name="gr2" draw:text-style-name="P90" svg:width="6.061cm" svg:height="0.6cm" draw:control="control12"><svg:title>Opstartmenu</svg:title><svg:desc>Toets voor het opstartmenu ("bootmenu")</svg:desc></draw:control></text:span></text:span><text:span text:style-name="Definition"><text:span text:style-name="T316"><text:tab/></text:span></text:span><text:span text:style-name="Definition"><text:span text:style-name="T319">(</text:span></text:span><text:span text:style-name="Definition"><text:span text:style-name="T320">to</text:span></text:span><text:span text:style-name="Definition"><text:span text:style-name="T324">ets voor het opstartmedium</text:span></text:span><text:span text:style-name="Definition"><text:span text:style-name="T325">)</text:span></text:span></text:p>
      <text:p text:style-name="P1"><text:span text:style-name="Definition"><text:span text:style-name="T329">i</text:span></text:span><text:span text:style-name="Definition"><text:span text:style-name="T330">nstellingen</text:span></text:span><text:span text:style-name="T319"><text:tab/><text:tab/> <text:tab/></text:span><text:span text:style-name="T319"><draw:control text:anchor-type="as-char" svg:y="-0.429cm" draw:z-index="7" draw:name="Instellingen" draw:style-name="gr2" draw:text-style-name="P90" svg:width="6.061cm" svg:height="0.6cm" draw:control="control8"><svg:title>Instellingen</svg:title><svg:desc>Toets voor het BIOS/UEFI-scherm ("setup")</svg:desc></draw:control></text:span><text:span text:style-name="T319"><text:tab/>(</text:span><text:span text:style-name="T320">toets voor het BIOS/UEFI-scherm</text:span><text:span text:style-name="T319">)</text:span></text:p>
      <text:p text:style-name="P3"><text:span text:style-name="Definition"><text:span text:style-name="T348">g</text:span></text:span><text:span text:style-name="Definition"><text:span text:style-name="T347">ebruiker</text:span></text:span><text:span text:style-name="Definition"><text:span text:style-name="T349">2</text:span></text:span><text:span text:style-name="Definition"><text:span text:style-name="T350"><text:tab/></text:span></text:span><text:span text:style-name="Definition"><text:span text:style-name="T360"> <text:tab/><text:tab/></text:span></text:span><text:span text:style-name="T351"><draw:control text:anchor-type="as-char" svg:y="-0.429cm" draw:z-index="16" draw:name="Gebruiker 1" draw:style-name="gr2" draw:text-style-name="P90" svg:width="6.061cm" svg:height="0.6cm" draw:control="control17"><svg:title>Gebruiker</svg:title><svg:desc>Volledige naam, bijv. Jan Stek</svg:desc></draw:control></text:span><text:span text:style-name="T351"><text:tab/></text:span><text:span text:style-name="T352">(</text:span><text:span text:style-name="T353">volledige naam </text:span><text:span text:style-name="T354">evt. 2</text:span><text:span text:style-name="T361">e</text:span><text:span text:style-name="T354"> gebruiker</text:span><text:span text:style-name="T355">)</text:span></text:p>
      <text:p text:style-name="P72"><text:span text:style-name="Definition"><text:span text:style-name="T348">g</text:span></text:span><text:span text:style-name="Definition"><text:span text:style-name="T347">ebruikersnaam</text:span></text:span><text:span text:style-name="Definition"><text:span text:style-name="T349">2</text:span></text:span><text:span text:style-name="Definition"><text:span text:style-name="T356"><text:tab/></text:span></text:span><text:span text:style-name="Definition"><text:span text:style-name="T356"><draw:control text:anchor-type="as-char" svg:y="-0.429cm" draw:z-index="17" draw:name="Gberuikersnaam 1" draw:style-name="gr2" draw:text-style-name="P90" svg:width="6.061cm" svg:height="0.6cm" draw:control="control18"><svg:title>Gebruikersnaam</svg:title><svg:desc>Korte naam, bijv. jan</svg:desc></draw:control></text:span></text:span><text:span text:style-name="Definition"><text:span text:style-name="T356"><text:tab/></text:span></text:span><text:span text:style-name="T357">(korte naam</text:span><text:span text:style-name="T358"> </text:span><text:span text:style-name="T359">evt. 2</text:span><text:span text:style-name="T362">e</text:span><text:span text:style-name="T359"> gebruiker</text:span><text:span text:style-name="T357">)</text:span></text:p>
      <text:p text:style-name="P3"><text:span text:style-name="T250">Vervang </text:span><text:span text:style-name="Definition"><text:span text:style-name="T11">schuingedrukte</text:span></text:span><text:span text:style-name="T250"> </text:span><text:span text:style-name="T251">woorden </text:span><text:span text:style-name="T250">in deze checklist door </text:span><text:span text:style-name="T251">boven</text:span><text:span text:style-name="T250">staande waarden.</text:span></text:p>
      <text:p text:style-name="P5"/>
      <text:p text:style-name="P5"/>
      <text:p text:style-name="P4"><text:span text:style-name="T259">Nog niet op Linux?</text:span><text:span text:style-name="T252"><text:tab/></text:span><text:span text:style-name="T256"><text:tab/></text:span><text:span text:style-name="T257">G</text:span><text:span text:style-name="T253">ebruik </text:span><text:span text:style-name="Strong_20_Emphasis"><text:span text:style-name="T260">Checklist migratie</text:span></text:span><text:span text:style-name="T253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54"> onder </text:span><text:span text:style-name="T258">Linux</text:span><text:span text:style-name="T255">.</text:span></text:p>
      <text:p text:style-name="P41"><text:span text:style-name="T222">Nieuwe installatie?</text:span><text:span text:style-name="T217"><text:tab/></text:span><text:span text:style-name="T219"></text:span><text:span text:style-name="T221"><text:tab/></text:span><text:span text:style-name="T220">B</text:span><text:span text:style-name="T217">egin bij hoofdstuk </text:span><text:span text:style-name="T222"><text:bookmark-ref text:reference-format="page" text:ref-name="__RefNumPara__4009_1271708128">2</text:bookmark-ref></text:span><text:span text:style-name="T217"><text:s text:c="2"/></text:span><text:span text:style-name="T223"><text:bookmark-ref text:reference-format="text" text:ref-name="__RefNumPara__4009_1271708128">Installatie uitvoeren</text:bookmark-ref></text:span><text:span text:style-name="T218">.</text:span></text:p>
      <text:p text:style-name="P24"/>
      <text:p text:style-name="P24"/>
      <text:list xml:id="list3291195594" text:style-name="L1">
        <text:list-item>
          <text:p text:style-name="P86"><text:bookmark-start text:name="__RefNumPara__4083_1271708128"/>Installatie voorbereiden<text:bookmark-end text:name="__RefNumPara__4083_1271708128"/></text:p>
        </text:list-item>
      </text:list>
      <text:p text:style-name="P1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>
          <table:table-cell table:style-name="_31_._5f_Installatie_5f_voorbereiden.A1" office:value-type="string">
            <text:p text:style-name="P54"><text:span text:style-name="Strong_20_Emphasis"><text:span text:style-name="T107"><text:s/></text:span></text:span><text:span text:style-name="Strong_20_Emphasis"><text:span text:style-name="T150"><draw:control text:anchor-type="as-char" draw:z-index="14" draw:name="Vorm3_0" draw:style-name="gr1" draw:text-style-name="P89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107">Aanmelden als </text:span></text:span><text:span text:style-name="Definition"><text:span text:style-name="T13">gebruike</text:span></text:span><text:span text:style-name="Definition"><text:span text:style-name="T14">r</text:span></text:span><text:span text:style-name="Definition"><text:span text:style-name="T14"><text:note text:id="ftn2" text:note-class="footnote"><text:note-citation>2</text:note-citation><text:note-body><text:p text:style-name="P68"><text:span text:style-name="User_20_Entry"><text:span text:style-name="T198">E</text:span></text:span><text:span text:style-name="User_20_Entry"><text:span text:style-name="T200">v</text:span></text:span><text:span text:style-name="User_20_Entry"><text:span text:style-name="T201">en</text:span></text:span><text:span text:style-name="User_20_Entry"><text:span text:style-name="T203">t</text:span></text:span><text:span text:style-name="User_20_Entry"><text:span text:style-name="T204">uele </text:span></text:span><text:span text:style-name="User_20_Entry"><text:span text:style-name="T205">extra </text:span></text:span><text:span text:style-name="User_20_Entry"><text:span text:style-name="T207">gebruiker</text:span></text:span><text:span text:style-name="User_20_Entry"><text:span text:style-name="T205">s aanmelden </text:span></text:span><text:span text:style-name="User_20_Entry"><text:span text:style-name="T206">en dezelfde stappen uitvoeren</text:span></text:span><text:span text:style-name="User_20_Entry"><text:span text:style-name="T202">.</text:span></text:span></text:p></text:note-body></text:note></text:span></text:span><text:span text:style-name="Strong_20_Emphasis"><text:span text:style-name="T108">.</text:span></text:span></text:p>
          </table:table-cell>
        </table:table-row>
        <table:table-row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7"/>
          </table:table-cell>
        </table:table-row>
        <table:table-row>
          <table:table-cell table:style-name="_31_._5f_Installatie_5f_voorbereiden.A1" office:value-type="string">
            <text:p text:style-name="P51"><text:span text:style-name="Strong_20_Emphasis"><text:span text:style-name="T109"><text:s/></text:span></text:span><text:span text:style-name="Strong_20_Emphasis"><text:span text:style-name="T151"><draw:control text:anchor-type="as-char" draw:z-index="0" draw:name="Vorm4" draw:style-name="gr1" draw:text-style-name="P8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109">Installeer </text:span></text:span><text:span text:style-name="Strong_20_Emphasis"><text:span text:style-name="T148">pakket kz</text:span></text:span><text:span text:style-name="Strong_20_Emphasis"><text:span text:style-name="T148"><text:note text:id="ftn3" text:note-class="footnote"><text:note-citation>3</text:note-citation><text:note-body><text:p text:style-name="P80"><text:span text:style-name="T345">Debian-</text:span><text:span text:style-name="T346">p</text:span>akket kz plaatst documenten en scripts van Karel Zimmer <text:span text:style-name="T344">(zie </text:span><text:a xlink:type="simple" xlink:href="https://karelzimmer.nl/" text:style-name="Internet_20_link" text:visited-style-name="Visited_20_Internet_20_Link"><text:span text:style-name="Strong_20_Emphasis"><text:span text:style-name="T336">karelzimmer.nl</text:span></text:span></text:a><text:span text:style-name="Strong_20_Emphasis"><text:span text:style-name="T46">) </text:span></text:span>voor het installeren en beheren van Debian en op Debian gebaseerd systeem zoals Ubuntu.</text:p></text:note-body></text:note></text:span></text:span><text:span text:style-name="Strong_20_Emphasis"><text:span text:style-name="T148"> </text:span></text:span><text:span text:style-name="Strong_20_Emphasis"><text:span text:style-name="T110">via </text:span></text:span><text:span text:style-name="Strong_20_Emphasis"><text:span text:style-name="T118">een </text:span></text:span><text:span text:style-name="Strong_20_Emphasis"><text:span text:style-name="T124">druk op de </text:span></text:span><text:span text:style-name="Strong_20_Emphasis"><text:span text:style-name="T121">Super</text:span></text:span><text:span text:style-name="Strong_20_Emphasis"><text:span text:style-name="T124">-toets</text:span></text:span><text:span text:style-name="Strong_20_Emphasis"><text:span text:style-name="T70"><text:note text:id="ftn4" text:note-class="footnote"><text:note-citation>4</text:note-citation><text:note-body><text:p text:style-name="P67"><text:span text:style-name="T216">D</text:span>e <text:span text:style-name="T339">Super</text:span>-toets <text:span text:style-name="T216">is </text:span>de Windows<text:span text:style-name="T340">-</text:span><text:span text:style-name="T338">toets</text:span>, <text:span text:style-name="T340">C</text:span>ommand-<text:span text:style-name="T338">toets</text:span>, of <text:span text:style-name="T340">V</text:span>ergrootglas-toets.</text:p></text:note-body></text:note></text:span></text:span><text:span text:style-name="Strong_20_Emphasis"><text:span text:style-name="T118">, </text:span></text:span><text:span text:style-name="Strong_20_Emphasis"><text:span text:style-name="T131">t</text:span></text:span><text:span text:style-name="Strong_20_Emphasis"><text:span text:style-name="T123">yp </text:span></text:span><text:span text:style-name="Strong_20_Emphasis"><text:span text:style-name="T172">ter</text:span></text:span><text:span text:style-name="Strong_20_Emphasis"><text:span text:style-name="T173">m</text:span></text:span><text:span text:style-name="Strong_20_Emphasis"><text:span text:style-name="T112"> </text:span></text:span><text:span text:style-name="Strong_20_Emphasis"><text:span text:style-name="T132">e</text:span></text:span><text:span text:style-name="Strong_20_Emphasis"><text:span text:style-name="T110">n </text:span></text:span><text:span text:style-name="Strong_20_Emphasis"><text:span text:style-name="T126">k</text:span></text:span><text:span text:style-name="Strong_20_Emphasis"><text:span text:style-name="T110">lik op het pictogram van </text:span></text:span><text:span text:style-name="Strong_20_Emphasis"><text:span text:style-name="T174">Terminalvenster</text:span></text:span><text:span text:style-name="Strong_20_Emphasis"><text:span text:style-name="T112">.</text:span></text:span></text:p>
          </table:table-cell>
        </table:table-row>
        <table:table-row>
          <table:table-cell table:style-name="_31_._5f_Installatie_5f_voorbereiden.A1" office:value-type="string">
            <text:p text:style-name="P60"><text:span text:style-name="Strong_20_Emphasis"><text:span text:style-name="T109"/></text:span></text:p>
          </table:table-cell>
          <table:table-cell table:style-name="_31_._5f_Installatie_5f_voorbereiden.A1" office:value-type="string">
            <text:p text:style-name="P53"><text:span text:style-name="T3">Typ</text:span><text:span text:style-name="Strong_20_Emphasis"><text:span text:style-name="T113">, of </text:span></text:span><text:span text:style-name="Strong_20_Emphasis"><text:span text:style-name="T112">kopieer en plak, de</text:span></text:span><text:span text:style-name="Strong_20_Emphasis"><text:span text:style-name="T114">z</text:span></text:span><text:span text:style-name="Strong_20_Emphasis"><text:span text:style-name="T112">e </text:span></text:span><text:span text:style-name="Strong_20_Emphasis"><text:span text:style-name="T115">twee </text:span></text:span><text:span text:style-name="Strong_20_Emphasis"><text:span text:style-name="T112">opdrachten, ieder gevolgd door de </text:span></text:span><text:span text:style-name="Strong_20_Emphasis"><text:span text:style-name="T111">Enter</text:span></text:span><text:span text:style-name="Strong_20_Emphasis"><text:span text:style-name="T110">-toets:<text:line-break/></text:span></text:span><text:span text:style-name="User_20_Entry"><text:span text:style-name="T63">wget karelzimmer.nl/</text:span></text:span><text:span text:style-name="User_20_Entry"><text:span text:style-name="T64">kz</text:span></text:span><text:span text:style-name="User_20_Entry"><text:span text:style-name="T63"><text:line-break/>bash </text:span></text:span><text:span text:style-name="User_20_Entry"><text:span text:style-name="T64">kz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63"><text:span text:style-name="T3">V</text:span><text:span text:style-name="Strong_20_Emphasis"><text:span text:style-name="T116">olg </text:span></text:span><text:span text:style-name="Strong_20_Emphasis"><text:span text:style-name="T117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51"><text:span text:style-name="Strong_20_Emphasis"><text:span text:style-name="T109"><text:s/></text:span></text:span><text:span text:style-name="Strong_20_Emphasis"><text:span text:style-name="Strong_20_Emphasis"><text:span text:style-name="T151"><draw:control text:anchor-type="as-char" draw:z-index="1" draw:name="Vorm6" draw:style-name="gr1" draw:text-style-name="P89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118">Bereid de installatie voor </text:span></text:span><text:span text:style-name="Strong_20_Emphasis"><text:span text:style-name="T110">via </text:span></text:span><text:span text:style-name="Strong_20_Emphasis"><text:span text:style-name="T118">een </text:span></text:span><text:span text:style-name="Strong_20_Emphasis"><text:span text:style-name="T119">druk </text:span></text:span><text:span text:style-name="Strong_20_Emphasis"><text:span text:style-name="T120">op de </text:span></text:span><text:span text:style-name="Strong_20_Emphasis"><text:span text:style-name="T121">Super</text:span></text:span><text:span text:style-name="Strong_20_Emphasis"><text:span text:style-name="T120">-toets</text:span></text:span><text:span text:style-name="Strong_20_Emphasis"><text:span text:style-name="T71"><text:note-ref text:note-class="footnote" text:reference-format="text" text:ref-name="ftn4">4</text:note-ref></text:span></text:span><text:span text:style-name="Strong_20_Emphasis"><text:span text:style-name="T118">, </text:span></text:span><text:span text:style-name="Strong_20_Emphasis"><text:span text:style-name="T122">t</text:span></text:span><text:span text:style-name="Strong_20_Emphasis"><text:span text:style-name="T123">yp </text:span></text:span><text:span text:style-name="Strong_20_Emphasis"><text:span text:style-name="T168">men</text:span></text:span><text:span text:style-name="Strong_20_Emphasis"><text:span text:style-name="T169">u</text:span></text:span><text:span text:style-name="Strong_20_Emphasis"><text:span text:style-name="T124"> </text:span></text:span><text:span text:style-name="Strong_20_Emphasis"><text:span text:style-name="T125">e</text:span></text:span><text:span text:style-name="Strong_20_Emphasis"><text:span text:style-name="T110">n </text:span></text:span><text:span text:style-name="Strong_20_Emphasis"><text:span text:style-name="T126">k</text:span></text:span><text:span text:style-name="Strong_20_Emphasis"><text:span text:style-name="T110">lik op het pictogram van</text:span></text:span><text:span text:style-name="Strong_20_Emphasis"><text:span text:style-name="T152"> </text:span></text:span><text:span text:style-name="Strong_20_Emphasis"><text:span text:style-name="T186">Installatiem</text:span></text:span><text:span text:style-name="Strong_20_Emphasis"><text:span text:style-name="T187">enu</text:span></text:span><text:span text:style-name="Strong_20_Emphasis"><text:span text:style-name="T120">.</text:span></text:span></text:p>
          </table:table-cell>
        </table:table-row>
        <table:table-row>
          <table:table-cell table:style-name="_31_._5f_Installatie_5f_voorbereiden.A1" office:value-type="string">
            <text:p text:style-name="P61"><text:span text:style-name="Strong_20_Emphasis"><text:span text:style-name="T109"/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127">K</text:span></text:span><text:span text:style-name="Strong_20_Emphasis"><text:span text:style-name="T128">ie</text:span></text:span><text:span text:style-name="Strong_20_Emphasis"><text:span text:style-name="T129">s</text:span></text:span><text:span text:style-name="Strong_20_Emphasis"><text:span text:style-name="T117"> </text:span></text:span><text:span text:style-name="Strong_20_Emphasis"><text:span text:style-name="T188">1</text:span></text:span><text:span text:style-name="Strong_20_Emphasis"><text:span text:style-name="T189"> </text:span></text:span><text:span text:style-name="Strong_20_Emphasis"><text:span text:style-name="T190">In</text:span></text:span><text:span text:style-name="Strong_20_Emphasis"><text:span text:style-name="T177">stallatie voorbereiden</text:span></text:span><text:span text:style-name="Strong_20_Emphasis"><text:span text:style-name="T130"> </text:span></text:span><text:span text:style-name="Strong_20_Emphasis"><text:span text:style-name="T116">en volg </text:span></text:span><text:span text:style-name="Strong_20_Emphasis"><text:span text:style-name="T117">de aanwijzingen op het scherm.</text:span></text:span></text:p>
          </table:table-cell>
        </table:table-row>
      </table:table>
      <text:p text:style-name="P13"/>
      <text:list xml:id="list142146044584010" text:continue-numbering="true" text:style-name="L1">
        <text:list-item>
          <text:p text:style-name="P87"><text:bookmark-start text:name="__RefNumPara__4009_1271708128"/><text:span text:style-name="Strong_20_Emphasis"><text:span text:style-name="T2">Installatie uitvoeren</text:span></text:span><text:bookmark-end text:name="__RefNumPara__4009_1271708128"/></text:p>
        </text:list-item>
      </text:list>
      <text:p text:style-name="P1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51"><text:span text:style-name="Strong_20_Emphasis"><text:span text:style-name="T109"><text:s/></text:span></text:span><text:span text:style-name="Strong_20_Emphasis"><text:span text:style-name="T151"><draw:control text:anchor-type="as-char" draw:z-index="2" draw:name="Vorm9" draw:style-name="gr1" draw:text-style-name="P89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30"><text:span text:style-name="T25">Start de computer op vanaf </text:span><text:span text:style-name="T276">een </text:span><text:span text:style-name="T276"><text:reference-ref text:reference-format="text" text:ref-name="Distributie">Ubuntu</text:reference-ref></text:span><text:span text:style-name="T276"><text:s/></text:span><text:span text:style-name="T25"><text:reference-ref text:reference-format="text" text:ref-name="Versie">22.04</text:reference-ref></text:span><text:span text:style-name="T208"><text:s/></text:span><text:span text:style-name="T208"><text:reference-ref text:reference-format="text" text:ref-name="Editie">Desktop</text:reference-ref></text:span><text:span text:style-name="T208"><text:s/>Live</text:span><text:span text:style-name="T208"><text:note text:id="ftn5" text:note-class="footnote"><text:note-citation>1</text:note-citation><text:note-body><text:p text:style-name="P66"><text:span text:style-name="T333">Vanaf ee</text:span>n Live <text:span text:style-name="T337">USB-stick </text:span><text:span text:style-name="T342">(</text:span><text:span text:style-name="T337">of </text:span><text:span text:style-name="T343">cd/dvd</text:span><text:span text:style-name="T342">)</text:span><text:span text:style-name="T19"> </text:span>kunt <text:span text:style-name="T333">u opstarten en</text:span> met <text:reference-ref text:reference-format="text" text:ref-name="Distributie">Ubuntu</text:reference-ref><text:s/>werken zonder deze te installeren.</text:p></text:note-body></text:note></text:span><text:span text:style-name="T208"> </text:span><text:span text:style-name="T209">USB-stick</text:span><text:span text:style-name="T209"><text:note text:id="ftn6" text:note-class="footnote"><text:note-citation>2</text:note-citation><text:note-body><text:p text:style-name="P78"><text:span text:style-name="Strong_20_Emphasis"><text:span text:style-name="T34">Download </text:span></text:span><text:span text:style-name="Strong_20_Emphasis"><text:span text:style-name="T30">een </text:span></text:span><text:span text:style-name="Strong_20_Emphasis"><text:span text:style-name="T37">Desktop </text:span></text:span><text:span text:style-name="Strong_20_Emphasis"><text:span text:style-name="T53">CD</text:span></text:span><text:span text:style-name="Strong_20_Emphasis"><text:span text:style-name="T33"> vanaf </text:span></text:span><text:a xlink:type="simple" xlink:href="https://nl.releases.ubuntu.com/" text:style-name="Internet_20_link" text:visited-style-name="Visited_20_Internet_20_Link"><text:span text:style-name="Strong_20_Emphasis"><text:span text:style-name="T335">nl.releases.ubuntu.com</text:span></text:span></text:a><text:span text:style-name="Strong_20_Emphasis"><text:span text:style-name="T33">, </text:span></text:span><text:span text:style-name="Strong_20_Emphasis"><text:span text:style-name="T50">klik op</text:span></text:span><text:span text:style-name="Strong_20_Emphasis"><text:span text:style-name="T42"> </text:span></text:span><text:span text:style-name="Strong_20_Emphasis"><text:span text:style-name="T57">Ubuntu 2</text:span></text:span><text:span text:style-name="Strong_20_Emphasis"><text:span text:style-name="T58">2</text:span></text:span><text:span text:style-name="Strong_20_Emphasis"><text:span text:style-name="T57">.04.</text:span></text:span><text:span text:style-name="Strong_20_Emphasis"><text:span text:style-name="T62">..</text:span></text:span><text:span text:style-name="Strong_20_Emphasis"><text:span text:style-name="T57"> LTS (Jammy Jellyfish)</text:span></text:span><text:span text:style-name="Strong_20_Emphasis"><text:span text:style-name="T42">, </text:span></text:span><text:span text:style-name="Strong_20_Emphasis"><text:span text:style-name="T49">en </text:span></text:span><text:span text:style-name="Strong_20_Emphasis"><text:span text:style-name="T50">klik </text:span></text:span><text:span text:style-name="Strong_20_Emphasis"><text:span text:style-name="T49">vervolgens </text:span></text:span><text:span text:style-name="Strong_20_Emphasis"><text:span text:style-name="T51">achter</text:span></text:span><text:span text:style-name="Strong_20_Emphasis"><text:span text:style-name="T49"> </text:span></text:span><text:span text:style-name="Strong_20_Emphasis"><text:span text:style-name="T61">Desktop image</text:span></text:span><text:span text:style-name="Strong_20_Emphasis"><text:span text:style-name="T49"> </text:span></text:span><text:span text:style-name="Strong_20_Emphasis"><text:span text:style-name="T51">op </text:span></text:span><text:span text:style-name="Strong_20_Emphasis"><text:span text:style-name="T199">64-bit PC (AMD64) desktop image</text:span></text:span><text:span text:style-name="Strong_20_Emphasis"><text:span text:style-name="T215">.</text:span></text:span><text:span text:style-name="Strong_20_Emphasis"><text:span text:style-name="T49"><text:line-break/></text:span></text:span><text:span text:style-name="Strong_20_Emphasis"><text:span text:style-name="T50">P</text:span></text:span><text:span text:style-name="Strong_20_Emphasis"><text:span text:style-name="T34">laats </text:span></text:span><text:span text:style-name="Strong_20_Emphasis"><text:span text:style-name="T30">een USB-stick </text:span></text:span><text:span text:style-name="Strong_20_Emphasis"><text:span text:style-name="T54">va</text:span></text:span><text:span text:style-name="Strong_20_Emphasis"><text:span text:style-name="T40">n </text:span></text:span><text:span text:style-name="Strong_20_Emphasis"><text:span text:style-name="T29">min</text:span></text:span><text:span text:style-name="Strong_20_Emphasis"><text:span text:style-name="T41">imaal</text:span></text:span><text:span text:style-name="Strong_20_Emphasis"><text:span text:style-name="T29"> </text:span></text:span><text:span text:style-name="Strong_20_Emphasis"><text:span text:style-name="T35">4</text:span></text:span><text:span text:style-name="Strong_20_Emphasis"><text:span text:style-name="T29"> GB. <text:line-break/></text:span></text:span><text:span text:style-name="Strong_20_Emphasis"><text:span text:style-name="T52">Zoek</text:span></text:span><text:span text:style-name="Strong_20_Emphasis"><text:span text:style-name="T29"> </text:span></text:span><text:span text:style-name="Strong_20_Emphasis"><text:span text:style-name="T56">s</text:span></text:span><text:span text:style-name="Strong_20_Emphasis"><text:span text:style-name="T59">ch</text:span></text:span><text:span text:style-name="Strong_20_Emphasis"><text:span text:style-name="T29"> en klik op het pictogram van</text:span></text:span><text:span text:style-name="Strong_20_Emphasis"><text:span text:style-name="T31"> </text:span></text:span><text:span text:style-name="Strong_20_Emphasis"><text:span text:style-name="T55">Schijven</text:span></text:span><text:span text:style-name="Strong_20_Emphasis"><text:span text:style-name="T38">. Selecteer de USB-stick in de lijst van schijven aan de linkerkant en klik rechtsboven op </text:span></text:span><text:span text:style-name="Strong_20_Emphasis"><text:span text:style-name="T60">Schijfinstellingen</text:span></text:span><text:span text:style-name="Strong_20_Emphasis"><text:span text:style-name="T38"> </text:span></text:span><text:span text:style-name="Strong_20_Emphasis"><text:span text:style-name="T60">⋮</text:span></text:span><text:span text:style-name="Strong_20_Emphasis"><text:span text:style-name="T38"> (icoontje met de drie puntjes).</text:span></text:span></text:p><text:p text:style-name="P74"><text:span text:style-name="Strong_20_Emphasis"><text:span text:style-name="T38"><text:tab/>Kies </text:span></text:span><text:span text:style-name="Strong_20_Emphasis"><text:span text:style-name="T60">Schijfkopie terugzetten</text:span></text:span><text:span text:style-name="Strong_20_Emphasis"><text:span text:style-name="T38"> en selecteer </text:span></text:span><text:span text:style-name="Strong_20_Emphasis"><text:span text:style-name="T45">het net</text:span></text:span><text:span text:style-name="Strong_20_Emphasis"><text:span text:style-name="T43"> gedownloade </text:span></text:span><text:span text:style-name="T22">CD-beeldbestand </text:span><text:span text:style-name="T23">(.iso)</text:span><text:span text:style-name="Strong_20_Emphasis"><text:span text:style-name="T43">.</text:span></text:span></text:p><text:p text:style-name="P77"><text:span text:style-name="Strong_20_Emphasis"><text:span text:style-name="T38"><text:tab/>Klik op </text:span></text:span><text:span text:style-name="Strong_20_Emphasis"><text:span text:style-name="T60">Terugzetten starten</text:span></text:span><text:span text:style-name="Strong_20_Emphasis"><text:span text:style-name="T38"> en vervolgens op </text:span></text:span><text:span text:style-name="Strong_20_Emphasis"><text:span text:style-name="T60">Terugzetten</text:span></text:span><text:span text:style-name="Strong_20_Emphasis"><text:span text:style-name="T36">.<text:line-break/></text:span></text:span><text:span text:style-name="Strong_20_Emphasis"><text:span text:style-name="T47">O</text:span></text:span><text:span text:style-name="Strong_20_Emphasis"><text:span text:style-name="T30">f </text:span></text:span><text:span text:style-name="Strong_20_Emphasis"><text:span text:style-name="T32">gebruik </text:span></text:span><text:span text:style-name="Strong_20_Emphasis"><text:span text:style-name="T26">het programma </text:span></text:span><text:span text:style-name="Strong_20_Emphasis"><text:span text:style-name="T213">Etche</text:span></text:span><text:span text:style-name="Strong_20_Emphasis"><text:span text:style-name="T214">r</text:span></text:span><text:span text:style-name="Strong_20_Emphasis"><text:span text:style-name="T26"> </text:span></text:span><text:span text:style-name="Strong_20_Emphasis"><text:span text:style-name="T27">(</text:span></text:span><text:a xlink:type="simple" xlink:href="https://www.balena.io/etcher/" text:style-name="Internet_20_link" text:visited-style-name="Visited_20_Internet_20_Link"><text:span text:style-name="Strong_20_Emphasis"><text:span text:style-name="T334">etcher.io</text:span></text:span></text:a><text:span text:style-name="Strong_20_Emphasis"><text:span text:style-name="T27">) </text:span></text:span><text:span text:style-name="Strong_20_Emphasis"><text:span text:style-name="T48">dat </text:span></text:span><text:span text:style-name="Strong_20_Emphasis"><text:span text:style-name="T30">beschikbaar </text:span></text:span><text:span text:style-name="Strong_20_Emphasis"><text:span text:style-name="T48">is </text:span></text:span><text:span text:style-name="Strong_20_Emphasis"><text:span text:style-name="T30">voor </text:span></text:span><text:span text:style-name="Strong_20_Emphasis"><text:span text:style-name="T38">Windows, </text:span></text:span><text:span text:style-name="Strong_20_Emphasis"><text:span text:style-name="T44">mac</text:span></text:span><text:span text:style-name="Strong_20_Emphasis"><text:span text:style-name="T39">OS</text:span></text:span><text:span text:style-name="Strong_20_Emphasis"><text:span text:style-name="T26">, </text:span></text:span><text:span text:style-name="Strong_20_Emphasis"><text:span text:style-name="T27">en </text:span></text:span><text:span text:style-name="Strong_20_Emphasis"><text:span text:style-name="T26">Linux</text:span></text:span><text:span text:style-name="Strong_20_Emphasis"><text:span text:style-name="T28">.</text:span></text:span></text:p></text:note-body></text:note></text:span><text:span text:style-name="T208">.</text:span></text:p>
            <text:p text:style-name="P44"><text:span text:style-name="T196">Opstartmenu/</text:span><text:span text:style-name="T197">boot menu</text:span><text:span text:style-name="T196"> </text:span><text:span text:style-name="T195">via </text:span><text:span text:style-name="Definition"><text:span text:style-name="T341">opstartmenu</text:span></text:span><text:span text:style-name="T195">, </text:span><text:span text:style-name="T196">instellingen/</text:span><text:span text:style-name="T197">setup</text:span><text:span text:style-name="T195"> via </text:span><text:span text:style-name="Definition"><text:span text:style-name="T4">instellingen</text:span></text:span><text:span text:style-name="T195">.</text:span></text:p>
          </table:table-cell>
        </table:table-row>
        <table:table-row>
          <table:table-cell table:style-name="_32_._5f_Installatie_5f_uitvoeren.A1" office:value-type="string">
            <text:p text:style-name="P51"><text:span text:style-name="Strong_20_Emphasis"><text:span text:style-name="T109"/></text:span></text:p>
          </table:table-cell>
          <table:table-cell table:style-name="_32_._5f_Installatie_5f_uitvoeren.A1" office:value-type="string">
            <text:p text:style-name="P17"><text:span text:style-name="Strong_20_Emphasis"><text:span text:style-name="T153">Kies</text:span></text:span><text:span text:style-name="Strong_20_Emphasis"><text:span text:style-name="T73"> </text:span></text:span><text:span text:style-name="Strong_20_Emphasis"><text:span text:style-name="T154">als</text:span></text:span><text:span text:style-name="Strong_20_Emphasis"><text:span text:style-name="T74"> </text:span></text:span><text:span text:style-name="Strong_20_Emphasis"><text:span text:style-name="T75">mogelijk</text:span></text:span><text:span text:style-name="Strong_20_Emphasis"><text:span text:style-name="T73"> </text:span></text:span><text:span text:style-name="Strong_20_Emphasis"><text:span text:style-name="T76">met pijltjes-toetsen</text:span></text:span><text:span text:style-name="Strong_20_Emphasis"><text:span text:style-name="T77"> </text:span></text:span><text:span text:style-name="Strong_20_Emphasis"><text:span text:style-name="T175">Nederlands</text:span></text:span><text:span text:style-name="Strong_20_Emphasis"><text:span text:style-name="T78"> </text:span></text:span><text:span text:style-name="Strong_20_Emphasis"><text:span text:style-name="T76">en druk op </text:span></text:span><text:span text:style-name="Strong_20_Emphasis"><text:span text:style-name="T79">de </text:span></text:span><text:span text:style-name="Strong_20_Emphasis"><text:span text:style-name="T80">Enter</text:span></text:span><text:span text:style-name="Strong_20_Emphasis"><text:span text:style-name="T79">-toets.</text:span></text:span></text:p>
          </table:table-cell>
        </table:table-row>
        <table:table-row>
          <table:table-cell table:style-name="_32_._5f_Installatie_5f_uitvoeren.A1" office:value-type="string">
            <text:p text:style-name="P51"><text:span text:style-name="Strong_20_Emphasis"><text:span text:style-name="T3"/></text:span></text:p>
          </table:table-cell>
          <table:table-cell table:style-name="_32_._5f_Installatie_5f_uitvoeren.A1" office:value-type="string">
            <text:p text:style-name="P17"><text:span text:style-name="T262">Kies </text:span><text:span text:style-name="T261">Ubuntu installeren </text:span><text:span text:style-name="Strong_20_Emphasis"><text:span text:style-name="T154">en druk op </text:span></text:span><text:span text:style-name="Strong_20_Emphasis"><text:span text:style-name="T155">de </text:span></text:span><text:span text:style-name="Strong_20_Emphasis"><text:span text:style-name="T156">Enter</text:span></text:span><text:span text:style-name="Strong_20_Emphasis"><text:span text:style-name="T155">-toets</text:span></text:span><text:span text:style-name="T262">.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2"><text:span text:style-name="Strong_20_Emphasis"><text:span text:style-name="T104">V</text:span></text:span><text:span text:style-name="Strong_20_Emphasis"><text:span text:style-name="T100">olg de aanwijzingen </text:span></text:span><text:span text:style-name="Strong_20_Emphasis"><text:span text:style-name="T105">op de schermen</text:span></text:span><text:span text:style-name="Strong_20_Emphasis"><text:span text:style-name="T165">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76"><text:span text:style-name="Strong_20_Emphasis"><text:span text:style-name="T3"><text:s/></text:span></text:span><text:span text:style-name="Strong_20_Emphasis"><text:span text:style-name="T109"><draw:control text:anchor-type="as-char" draw:z-index="18" draw:name="Vorm12" draw:style-name="gr1" draw:text-style-name="P89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44"><text:span text:style-name="Strong_20_Emphasis"><text:span text:style-name="T81">Als </text:span></text:span><text:span text:style-name="Strong_20_Emphasis"><text:span text:style-name="T82">het </text:span></text:span><text:span text:style-name="Strong_20_Emphasis"><text:span text:style-name="T83">het scherm </text:span></text:span><text:span text:style-name="Strong_20_Emphasis"><text:span text:style-name="T182">Draadloos</text:span></text:span><text:span text:style-name="Strong_20_Emphasis"><text:span text:style-name="T83"> </text:span></text:span><text:span text:style-name="Strong_20_Emphasis"><text:span text:style-name="T82">verschijnt, </text:span></text:span><text:span text:style-name="Strong_20_Emphasis"><text:span text:style-name="T84">kies</text:span></text:span><text:span text:style-name="Strong_20_Emphasis"><text:span text:style-name="T83"> </text:span></text:span><text:span text:style-name="Strong_20_Emphasis"><text:span text:style-name="T106">het</text:span></text:span><text:span text:style-name="Strong_20_Emphasis"><text:span text:style-name="T84"> draadloos netwerk, maak </text:span></text:span><text:span text:style-name="Strong_20_Emphasis"><text:span text:style-name="T72">verbinding, </text:span></text:span><text:span text:style-name="Strong_20_Emphasis"><text:span text:style-name="T85">en klik</text:span></text:span><text:span text:style-name="Strong_20_Emphasis"><text:span text:style-name="T72"> </text:span></text:span><text:span text:style-name="Strong_20_Emphasis"><text:span text:style-name="T86">op </text:span></text:span><text:span text:style-name="Strong_20_Emphasis"><text:span text:style-name="T178">Verder</text:span></text:span><text:span text:style-name="Strong_20_Emphasis"><text:span text:style-name="T72">.</text:span>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31"/>
          </table:table-cell>
        </table:table-row>
        <table:table-row>
          <table:table-cell table:style-name="_32_._5f_Installatie_5f_uitvoeren.A1" office:value-type="string">
            <text:p text:style-name="P51"><text:span text:style-name="Strong_20_Emphasis"><text:span text:style-name="T3"><text:s/></text:span></text:span><text:span text:style-name="T109"><draw:control text:anchor-type="as-char" draw:z-index="3" draw:name="Vorm16" draw:style-name="gr1" draw:text-style-name="P89" svg:width="0.35cm" svg:height="0.35cm" draw:control="control4"/></text:span></text:p>
          </table:table-cell>
          <table:table-cell table:style-name="_32_._5f_Installatie_5f_uitvoeren.A1" office:value-type="string">
            <text:p text:style-name="P45"><text:span text:style-name="Strong_20_Emphasis"><text:span text:style-name="T87">O</text:span></text:span><text:span text:style-name="Strong_20_Emphasis"><text:span text:style-name="T88">p het scherm </text:span></text:span><text:span text:style-name="Strong_20_Emphasis"><text:span text:style-name="T183">Installatietype</text:span></text:span><text:span text:style-name="Strong_20_Emphasis"><text:span text:style-name="T158"> </text:span></text:span><text:span text:style-name="Strong_20_Emphasis"><text:span text:style-name="T159">selecteer</text:span></text:span><text:span text:style-name="Strong_20_Emphasis"><text:span text:style-name="T160"> </text:span></text:span><text:span text:style-name="Strong_20_Emphasis"><text:span text:style-name="T278">het gewenste </text:span></text:span><text:span text:style-name="Strong_20_Emphasis"><text:span text:style-name="T293">Installatie type</text:span></text:span><text:span text:style-name="Strong_20_Emphasis"><text:span text:style-name="T278">.</text:span>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70"><text:span text:style-name="Strong_20_Emphasis"><text:span text:style-name="T279">K</text:span></text:span><text:span text:style-name="Strong_20_Emphasis"><text:span text:style-name="T89">lik </text:span></text:span><text:span text:style-name="Strong_20_Emphasis"><text:span text:style-name="T90">op</text:span></text:span><text:span text:style-name="Strong_20_Emphasis"><text:span text:style-name="T89"> </text:span></text:span><text:span text:style-name="Strong_20_Emphasis"><text:span text:style-name="T180">I</text:span></text:span><text:span text:style-name="Strong_20_Emphasis"><text:span text:style-name="T181">nstalle</text:span></text:span><text:span text:style-name="Strong_20_Emphasis"><text:span text:style-name="T180">e</text:span></text:span><text:span text:style-name="Strong_20_Emphasis"><text:span text:style-name="T181">r </text:span></text:span><text:span text:style-name="Strong_20_Emphasis"><text:span text:style-name="T180">nu</text:span></text:span><text:span text:style-name="Strong_20_Emphasis"><text:span text:style-name="T89">, </text:span></text:span><text:span text:style-name="Strong_20_Emphasis"><text:span text:style-name="T101">of klik op </text:span></text:span><text:span text:style-name="Strong_20_Emphasis"><text:span text:style-name="T176">Verder</text:span></text:span><text:span text:style-name="Strong_20_Emphasis"><text:span text:style-name="T101"> en </text:span></text:span><text:span text:style-name="Strong_20_Emphasis"><text:span text:style-name="T157">c</text:span></text:span><text:span text:style-name="Strong_20_Emphasis"><text:span text:style-name="T91">ontroleer de </text:span></text:span><text:span text:style-name="Strong_20_Emphasis"><text:span text:style-name="T92">voorgestelde </text:span></text:span><text:span text:style-name="Strong_20_Emphasis"><text:span text:style-name="T91">schijfindelin</text:span></text:span><text:span text:style-name="Strong_20_Emphasis"><text:span text:style-name="T93">g,</text:span></text:span><text:span text:style-name="Strong_20_Emphasis"><text:span text:style-name="T91"> </text:span></text:span><text:span text:style-name="Strong_20_Emphasis"><text:span text:style-name="T94">kies de gewenste schijf, </text:span></text:span><text:span text:style-name="Strong_20_Emphasis"><text:span text:style-name="T93">en </text:span></text:span><text:span text:style-name="Strong_20_Emphasis"><text:span text:style-name="T163">k</text:span></text:span><text:span text:style-name="Strong_20_Emphasis"><text:span text:style-name="T164">lik op </text:span></text:span><text:span text:style-name="Strong_20_Emphasis"><text:span text:style-name="T180">I</text:span></text:span><text:span text:style-name="Strong_20_Emphasis"><text:span text:style-name="T181">nstalle</text:span></text:span><text:span text:style-name="Strong_20_Emphasis"><text:span text:style-name="T180">e</text:span></text:span><text:span text:style-name="Strong_20_Emphasis"><text:span text:style-name="T181">r </text:span></text:span><text:span text:style-name="Strong_20_Emphasis"><text:span text:style-name="T180">nu</text:span></text:span><text:span text:style-name="Strong_20_Emphasis"><text:span text:style-name="T164">.</text:span></text:span>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46"><text:span text:style-name="Strong_20_Emphasis"><text:span text:style-name="T87">O</text:span></text:span><text:span text:style-name="Strong_20_Emphasis"><text:span text:style-name="T88">p het scherm </text:span></text:span><text:span text:style-name="Strong_20_Emphasis"><text:span text:style-name="T183">Wilt u deze aanpassingen wegschrijven naar de schijven? </text:span></text:span><text:span text:style-name="Strong_20_Emphasis"><text:span text:style-name="T95">controleer de </text:span></text:span><text:span text:style-name="Strong_20_Emphasis"><text:span text:style-name="T96">partities</text:span></text:span><text:span text:style-name="Strong_20_Emphasis"><text:span text:style-name="T95"> </text:span></text:span><text:span text:style-name="Strong_20_Emphasis"><text:span text:style-name="T97">die </text:span></text:span><text:span text:style-name="Strong_20_Emphasis"><text:span text:style-name="T98">geformatteerd</text:span></text:span><text:span text:style-name="Strong_20_Emphasis"><text:span text:style-name="T97"> worden </text:span></text:span><text:span text:style-name="Strong_20_Emphasis"><text:span text:style-name="T95">en </text:span></text:span><text:span text:style-name="Strong_20_Emphasis"><text:span text:style-name="T87">klik </text:span></text:span><text:span text:style-name="Strong_20_Emphasis"><text:span text:style-name="T89">op </text:span></text:span><text:span text:style-name="Strong_20_Emphasis"><text:span text:style-name="T179">Verder</text:span></text:span><text:span text:style-name="Strong_20_Emphasis"><text:span text:style-name="T89">.</text:span>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51"><text:span text:style-name="Strong_20_Emphasis"><text:span text:style-name="T3"><text:s/></text:span></text:span><text:span text:style-name="T109"><draw:control text:anchor-type="as-char" draw:z-index="4" draw:name="Vorm19" draw:style-name="gr1" draw:text-style-name="P89" svg:width="0.35cm" svg:height="0.35cm" draw:control="control5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280">O</text:span></text:span><text:span text:style-name="Strong_20_Emphasis"><text:span text:style-name="T281">p </text:span></text:span><text:span text:style-name="Strong_20_Emphasis"><text:span text:style-name="T282">het </text:span></text:span><text:span text:style-name="Strong_20_Emphasis"><text:span text:style-name="T283">scherm </text:span></text:span><text:span text:style-name="Strong_20_Emphasis"><text:span text:style-name="T294">Waar bevindt u zich?</text:span></text:span><text:span text:style-name="Strong_20_Emphasis"><text:span text:style-name="T283"> </text:span></text:span><text:span text:style-name="Strong_20_Emphasis"><text:span text:style-name="T284">controleer </text:span></text:span><text:span text:style-name="Strong_20_Emphasis"><text:span text:style-name="T285">de </text:span></text:span><text:span text:style-name="Strong_20_Emphasis"><text:span text:style-name="T284">locatie en </text:span></text:span><text:span text:style-name="Strong_20_Emphasis"><text:span text:style-name="T280">klik </text:span></text:span><text:span text:style-name="Strong_20_Emphasis"><text:span text:style-name="T283">op </text:span></text:span><text:span text:style-name="Strong_20_Emphasis"><text:span text:style-name="T294">Verder</text:span></text:span><text:span text:style-name="Strong_20_Emphasis"><text:span text:style-name="T283">.</text:span>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7"/>
          </table:table-cell>
        </table:table-row>
        <table:table-row>
          <table:table-cell table:style-name="_32_._5f_Installatie_5f_uitvoeren.A1" office:value-type="string">
            <text:p text:style-name="P82"><text:span text:style-name="Strong_20_Emphasis"><text:span text:style-name="T3"><text:s/></text:span></text:span><text:span text:style-name="Strong_20_Emphasis"><text:span text:style-name="T109"><draw:control text:anchor-type="as-char" draw:z-index="19" draw:name="Vorm 1" draw:style-name="gr1" draw:text-style-name="P89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7"><text:span text:style-name="T295">Op </text:span><text:span text:style-name="T296">het </text:span><text:span text:style-name="T294">scherm </text:span><text:span text:style-name="Strong_20_Emphasis"><text:span text:style-name="T294">Wie bent u?</text:span></text:span><text:span text:style-name="T294"> </text:span><text:span text:style-name="T295">vul </text:span><text:span text:style-name="T297">in </text:span><text:span text:style-name="Strong_20_Emphasis"><text:span text:style-name="T298">Uw n</text:span></text:span><text:span text:style-name="Strong_20_Emphasis"><text:span text:style-name="T299">aam</text:span></text:span><text:span text:style-name="Strong_20_Emphasis"><text:span text:style-name="T286"> </text:span></text:span><text:span text:style-name="Definition"><text:span text:style-name="T5">gebruiker</text:span></text:span><text:span text:style-name="Strong_20_Emphasis"><text:span text:style-name="T287">, <text:line-break/></text:span></text:span><text:span text:style-name="Strong_20_Emphasis"><text:span text:style-name="T299">Naam </text:span></text:span><text:span text:style-name="Strong_20_Emphasis"><text:span text:style-name="T298">van uw </text:span></text:span><text:span text:style-name="Strong_20_Emphasis"><text:span text:style-name="T300">computer</text:span></text:span><text:span text:style-name="Definition"><text:span text:style-name="T15"> </text:span></text:span><text:span text:style-name="Definition"><text:span text:style-name="T5">computernaam</text:span></text:span><text:span text:style-name="Strong_20_Emphasis"><text:span text:style-name="T286">,<text:line-break/></text:span></text:span><text:span text:style-name="Strong_20_Emphasis"><text:span text:style-name="T298">Kies een g</text:span></text:span><text:span text:style-name="Strong_20_Emphasis"><text:span text:style-name="T300">ebruikersnaam</text:span></text:span><text:span text:style-name="Strong_20_Emphasis"><text:span text:style-name="T286"> </text:span></text:span><text:span text:style-name="Definition"><text:span text:style-name="T5">gebruikersnaam</text:span></text:span><text:span text:style-name="Strong_20_Emphasis"><text:span text:style-name="T286">,<text:line-break/></text:span></text:span><text:span text:style-name="Strong_20_Emphasis"><text:span text:style-name="T288">g</text:span></text:span><text:span text:style-name="Strong_20_Emphasis"><text:span text:style-name="T277">eef tweemaal een </text:span></text:span><text:span text:style-name="Strong_20_Emphasis"><text:span text:style-name="T292">wachtwoord</text:span></text:span><text:span text:style-name="Strong_20_Emphasis"><text:span text:style-name="T277">,</text:span></text:span><text:span text:style-name="Strong_20_Emphasis"><text:span text:style-name="T289"> </text:span></text:span><text:span text:style-name="Strong_20_Emphasis"><text:span text:style-name="T290">en</text:span></text:span><text:span text:style-name="Strong_20_Emphasis"><text:span text:style-name="T289"> </text:span></text:span><text:span text:style-name="Strong_20_Emphasis"><text:span text:style-name="T291">k</text:span></text:span><text:span text:style-name="Strong_20_Emphasis"><text:span text:style-name="T277">lik op </text:span></text:span><text:span text:style-name="Strong_20_Emphasis"><text:span text:style-name="T292">Verder</text:span></text:span><text:span text:style-name="Strong_20_Emphasis"><text:span text:style-name="T277">.</text:span></text:span></text:p>
          </table:table-cell>
        </table:table-row>
      </table:table>
      <text:p text:style-name="P43"><text:span text:style-name="Strong_20_Emphasis"><text:span text:style-name="T161"/></text:span></text:p>
      <text:list xml:id="list142145410691965" text:continue-numbering="true" text:style-name="L1">
        <text:list-item>
          <text:p text:style-name="P85"><text:span text:style-name="Strong_20_Emphasis"><text:span text:style-name="T184">Installatie </text:span></text:span><text:span text:style-name="Strong_20_Emphasis"><text:span text:style-name="T185">afronden</text:span></text:span></text:p>
        </text:list-item>
      </text:list>
      <text:p text:style-name="P47"><text:span text:style-name="Strong_20_Emphasis"><text:span text:style-name="T9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52"><text:span text:style-name="Strong_20_Emphasis"><text:span text:style-name="T109"><text:s/></text:span></text:span><text:span text:style-name="Strong_20_Emphasis"><text:span text:style-name="T151"><draw:control text:anchor-type="as-char" draw:z-index="5" draw:name="Vorm24" draw:style-name="gr1" draw:text-style-name="P89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0"><text:span text:style-name="Strong_20_Emphasis"><text:span text:style-name="T99">Aanmelden als </text:span></text:span><text:span text:style-name="Definition"><text:span text:style-name="T12">gebruiker</text:span></text:span><text:span text:style-name="Strong_20_Emphasis"><text:span text:style-name="T99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50"><text:span text:style-name="Strong_20_Emphasis"><text:span text:style-name="T162"/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23"><text:span text:style-name="Strong_20_Emphasis"><text:span text:style-name="T104">V</text:span></text:span><text:span text:style-name="Strong_20_Emphasis"><text:span text:style-name="T100">olg de aanwijzingen </text:span></text:span><text:span text:style-name="Strong_20_Emphasis"><text:span text:style-name="T105">op de schermen</text:span></text:span><text:span text:style-name="Strong_20_Emphasis"><text:span text:style-name="T165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50"/>
          </table:table-cell>
        </table:table-row>
        <table:table-row>
          <table:table-cell table:style-name="_33_._5f_Installatie_5f_afronden.A1" office:value-type="string">
            <text:p text:style-name="P51"><text:span text:style-name="Strong_20_Emphasis"><text:span text:style-name="T109"><text:s/></text:span></text:span><text:span text:style-name="Strong_20_Emphasis"><text:span text:style-name="T151"><draw:control text:anchor-type="as-char" draw:z-index="12" draw:name="Vorm4_1" draw:style-name="gr1" draw:text-style-name="P89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79"><text:span text:style-name="Strong_20_Emphasis"><text:span text:style-name="T109">Installeer </text:span></text:span><text:span text:style-name="Strong_20_Emphasis"><text:span text:style-name="T148">pakket kz</text:span></text:span><text:span text:style-name="Strong_20_Emphasis"><text:span text:style-name="T148"><text:note text:id="ftn7" text:note-class="footnote"><text:note-citation>1</text:note-citation><text:note-body><text:p text:style-name="P75"><text:span text:style-name="T345">Debian-p</text:span>akket kz plaatst documenten en scripts van Karel Zimmer <text:span text:style-name="T344">(zie </text:span><text:a xlink:type="simple" xlink:href="https://karelzimmer.nl/" text:style-name="Internet_20_link" text:visited-style-name="Visited_20_Internet_20_Link"><text:span text:style-name="Strong_20_Emphasis"><text:span text:style-name="T336">karelzimmer.nl</text:span></text:span></text:a><text:span text:style-name="Strong_20_Emphasis"><text:span text:style-name="T46">) </text:span></text:span>voor het installeren en beheren van Debian en op Debian gebaseerd systeem zoals Ubuntu.</text:p></text:note-body></text:note></text:span></text:span><text:span text:style-name="Strong_20_Emphasis"><text:span text:style-name="T110"> </text:span></text:span><text:span text:style-name="Strong_20_Emphasis"><text:span text:style-name="T149">via </text:span></text:span><text:span text:style-name="Strong_20_Emphasis"><text:span text:style-name="T118">een </text:span></text:span><text:span text:style-name="Strong_20_Emphasis"><text:span text:style-name="T133">druk</text:span></text:span><text:span text:style-name="Strong_20_Emphasis"><text:span text:style-name="T118"> op</text:span></text:span><text:span text:style-name="Strong_20_Emphasis"><text:span text:style-name="T134"> de </text:span></text:span><text:span text:style-name="Strong_20_Emphasis"><text:span text:style-name="T121">Super</text:span></text:span><text:span text:style-name="Strong_20_Emphasis"><text:span text:style-name="T134">-toets</text:span></text:span><text:span text:style-name="Strong_20_Emphasis"><text:span text:style-name="T124"><text:note text:id="ftn8" text:note-class="footnote"><text:note-citation>2</text:note-citation><text:note-body><text:p text:style-name="P42"><text:span text:style-name="T229">De </text:span><text:span text:style-name="T230">Super</text:span><text:span text:style-name="T229">-toets is de Windows</text:span><text:span text:style-name="T231">-</text:span><text:span text:style-name="T232">toets</text:span><text:span text:style-name="T229">, </text:span><text:span text:style-name="T231">C</text:span><text:span text:style-name="T229">ommand-</text:span><text:span text:style-name="T232">toets</text:span><text:span text:style-name="T229">, of </text:span><text:span text:style-name="T231">V</text:span><text:span text:style-name="T229">ergrootglas-toets.</text:span></text:p></text:note-body></text:note></text:span></text:span><text:span text:style-name="Strong_20_Emphasis"><text:span text:style-name="T118">, </text:span></text:span><text:span text:style-name="Strong_20_Emphasis"><text:span text:style-name="T131">t</text:span></text:span><text:span text:style-name="Strong_20_Emphasis"><text:span text:style-name="T123">yp </text:span></text:span><text:span text:style-name="Strong_20_Emphasis"><text:span text:style-name="T172">ter</text:span></text:span><text:span text:style-name="Strong_20_Emphasis"><text:span text:style-name="T173">m</text:span></text:span><text:span text:style-name="Strong_20_Emphasis"><text:span text:style-name="T112"> </text:span></text:span><text:span text:style-name="Strong_20_Emphasis"><text:span text:style-name="T132">e</text:span></text:span><text:span text:style-name="Strong_20_Emphasis"><text:span text:style-name="T110">n </text:span></text:span><text:span text:style-name="Strong_20_Emphasis"><text:span text:style-name="T126">k</text:span></text:span><text:span text:style-name="Strong_20_Emphasis"><text:span text:style-name="T110">lik op het pictogram van </text:span></text:span><text:span text:style-name="Strong_20_Emphasis"><text:span text:style-name="T174">Terminalvenster</text:span></text:span><text:span text:style-name="Strong_20_Emphasis"><text:span text:style-name="T112">.</text:span></text:span></text:p>
          </table:table-cell>
        </table:table-row>
        <table:table-row>
          <table:table-cell table:style-name="_33_._5f_Installatie_5f_afronden.A1" office:value-type="string">
            <text:p text:style-name="P53"><text:span text:style-name="Strong_20_Emphasis"><text:span text:style-name="T109"/></text:span></text:p>
          </table:table-cell>
          <table:table-cell table:style-name="_33_._5f_Installatie_5f_afronden.A1" office:value-type="string">
            <text:p text:style-name="P56"><text:span text:style-name="T6">Typ</text:span><text:span text:style-name="Strong_20_Emphasis"><text:span text:style-name="T113">, of </text:span></text:span><text:span text:style-name="Strong_20_Emphasis"><text:span text:style-name="T112">kopieer en plak, de</text:span></text:span><text:span text:style-name="Strong_20_Emphasis"><text:span text:style-name="T135">z</text:span></text:span><text:span text:style-name="Strong_20_Emphasis"><text:span text:style-name="T112">e </text:span></text:span><text:span text:style-name="Strong_20_Emphasis"><text:span text:style-name="T115">twee </text:span></text:span><text:span text:style-name="Strong_20_Emphasis"><text:span text:style-name="T112">opdrachten, ieder gevolgd door de </text:span></text:span><text:span text:style-name="Strong_20_Emphasis"><text:span text:style-name="T111">Enter</text:span></text:span><text:span text:style-name="Strong_20_Emphasis"><text:span text:style-name="T110">-toets:<text:line-break/></text:span></text:span><text:span text:style-name="User_20_Entry"><text:span text:style-name="T63">wget karelzimmer.nl/</text:span></text:span><text:span text:style-name="User_20_Entry"><text:span text:style-name="T64">kz</text:span></text:span><text:span text:style-name="User_20_Entry"><text:span text:style-name="T63"><text:line-break/>bash </text:span></text:span><text:span text:style-name="User_20_Entry"><text:span text:style-name="T64">kz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64"><text:span text:style-name="T3">V</text:span><text:span text:style-name="Strong_20_Emphasis"><text:span text:style-name="T116">olg </text:span></text:span><text:span text:style-name="Strong_20_Emphasis"><text:span text:style-name="T117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4"/>
          </table:table-cell>
        </table:table-row>
        <table:table-row>
          <table:table-cell table:style-name="_33_._5f_Installatie_5f_afronden.A1" office:value-type="string">
            <text:p text:style-name="P52"><text:span text:style-name="Strong_20_Emphasis"><text:span text:style-name="T109"><text:s/></text:span></text:span><text:span text:style-name="Strong_20_Emphasis"><text:span text:style-name="T151"><draw:control text:anchor-type="as-char" draw:z-index="6" draw:name="Vorm37" draw:style-name="gr1" draw:text-style-name="P89" svg:width="0.35cm" svg:height="0.35cm" draw:control="control7"/></text:span></text:span></text:p>
          </table:table-cell>
          <table:table-cell table:style-name="_33_._5f_Installatie_5f_afronden.A1" office:value-type="string">
            <text:p text:style-name="P79"><text:span text:style-name="Strong_20_Emphasis"><text:span text:style-name="T136">Rond de</text:span></text:span><text:span text:style-name="Strong_20_Emphasis"><text:span text:style-name="T137"> installatie </text:span></text:span><text:span text:style-name="Strong_20_Emphasis"><text:span text:style-name="T136">af </text:span></text:span><text:span text:style-name="Strong_20_Emphasis"><text:span text:style-name="T110">via </text:span></text:span><text:span text:style-name="Strong_20_Emphasis"><text:span text:style-name="T138">een</text:span></text:span><text:span text:style-name="Strong_20_Emphasis"><text:span text:style-name="T139"> druk</text:span></text:span><text:span text:style-name="Strong_20_Emphasis"><text:span text:style-name="T138"> op</text:span></text:span><text:span text:style-name="Strong_20_Emphasis"><text:span text:style-name="T134"> de </text:span></text:span><text:span text:style-name="Strong_20_Emphasis"><text:span text:style-name="T121">Super</text:span></text:span><text:span text:style-name="Strong_20_Emphasis"><text:span text:style-name="T134">-toets</text:span></text:span><text:span text:style-name="Strong_20_Emphasis"><text:span text:style-name="T70"><text:note-ref text:note-class="footnote" text:reference-format="text" text:ref-name="ftn8">2</text:note-ref></text:span></text:span><text:span text:style-name="Strong_20_Emphasis"><text:span text:style-name="T118">, </text:span></text:span><text:span text:style-name="Strong_20_Emphasis"><text:span text:style-name="T131">t</text:span></text:span><text:span text:style-name="Strong_20_Emphasis"><text:span text:style-name="T123">yp </text:span></text:span><text:span text:style-name="Strong_20_Emphasis"><text:span text:style-name="T170">men</text:span></text:span><text:span text:style-name="Strong_20_Emphasis"><text:span text:style-name="T169">u</text:span></text:span><text:span text:style-name="Strong_20_Emphasis"><text:span text:style-name="T124"> </text:span></text:span><text:span text:style-name="Strong_20_Emphasis"><text:span text:style-name="T132">e</text:span></text:span><text:span text:style-name="Strong_20_Emphasis"><text:span text:style-name="T110">n </text:span></text:span><text:span text:style-name="Strong_20_Emphasis"><text:span text:style-name="T126">k</text:span></text:span><text:span text:style-name="Strong_20_Emphasis"><text:span text:style-name="T110">lik op het pictogram van </text:span></text:span><text:span text:style-name="Strong_20_Emphasis"><text:span text:style-name="T186">Installatiem</text:span></text:span><text:span text:style-name="Strong_20_Emphasis"><text:span text:style-name="T187">enu</text:span></text:span><text:span text:style-name="Strong_20_Emphasis"><text:span text:style-name="T124">.</text:span></text:span></text:p>
          </table:table-cell>
        </table:table-row>
        <table:table-row>
          <table:table-cell table:style-name="_33_._5f_Installatie_5f_afronden.A1" office:value-type="string">
            <text:p text:style-name="P52"><text:span text:style-name="Strong_20_Emphasis"><text:span text:style-name="T109"/></text:span></text:p>
          </table:table-cell>
          <table:table-cell table:style-name="_33_._5f_Installatie_5f_afronden.A1" office:value-type="string">
            <text:p text:style-name="P65"><text:span text:style-name="Strong_20_Emphasis"><text:span text:style-name="T140">K</text:span></text:span><text:span text:style-name="Strong_20_Emphasis"><text:span text:style-name="T128">ie</text:span></text:span><text:span text:style-name="Strong_20_Emphasis"><text:span text:style-name="T129">s </text:span></text:span><text:span text:style-name="Strong_20_Emphasis"><text:span text:style-name="T191">3</text:span></text:span><text:span text:style-name="Strong_20_Emphasis"><text:span text:style-name="T166"> </text:span></text:span><text:span text:style-name="Strong_20_Emphasis"><text:span text:style-name="T192">Installatie</text:span></text:span><text:span text:style-name="Strong_20_Emphasis"><text:span text:style-name="T193"> </text:span></text:span><text:span text:style-name="Strong_20_Emphasis"><text:span text:style-name="T194">afronden</text:span></text:span><text:span text:style-name="Strong_20_Emphasis"><text:span text:style-name="T140"> </text:span></text:span><text:span text:style-name="Strong_20_Emphasis"><text:span text:style-name="T130">en </text:span></text:span><text:span text:style-name="Strong_20_Emphasis"><text:span text:style-name="T141">v</text:span></text:span><text:span text:style-name="Strong_20_Emphasis"><text:span text:style-name="T117">olg de aanwijzingen op het scherm.</text:span></text:span></text:p>
          </table:table-cell>
        </table:table-row>
      </table:table>
      <text:p text:style-name="P47"><text:span text:style-name="Strong_20_Emphasis"><text:span text:style-name="T99"><text:tab/></text:span></text:span></text:p>
      <text:p text:style-name="P48"><text:span text:style-name="Strong_20_Emphasis"><text:span text:style-name="T130"/></text:span></text:p>
      <text:p text:style-name="P49"><text:span text:style-name="Strong_20_Emphasis"><text:span text:style-name="T117"/></text:span></text:p>
      <text:list xml:id="list142146272656297" text:continue-numbering="true" text:style-name="L1">
        <text:list-item>
          <text:p text:style-name="P88"><text:span text:style-name="Strong_20_Emphasis"><text:span text:style-name="T2">Gebruiker inrichten</text:span></text:span></text:p>
        </text:list-item>
      </text:list>
      <text:p text:style-name="P15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57"><text:span text:style-name="Strong_20_Emphasis"><text:span text:style-name="T109"><text:s/></text:span></text:span><text:span text:style-name="Strong_20_Emphasis"><text:span text:style-name="T151"><draw:control text:anchor-type="as-char" draw:z-index="13" draw:name="Vorm40_0" draw:style-name="gr1" draw:text-style-name="P89" svg:width="0.35cm" svg:height="0.35cm" draw:control="control14"/></text:span></text:span></text:p>
          </table:table-cell>
          <table:table-cell table:style-name="Tabel2.A1" office:value-type="string">
            <text:p text:style-name="P21"><text:span text:style-name="Strong_20_Emphasis"><text:span text:style-name="T99">Aanmelden als </text:span></text:span><text:span text:style-name="Definition"><text:span text:style-name="T12">gebruiker</text:span></text:span><text:span text:style-name="Strong_20_Emphasis"><text:span text:style-name="T142"><text:note text:id="ftn9" text:note-class="footnote"><text:note-citation>1</text:note-citation><text:note-body><text:p text:style-name="P69"><text:span text:style-name="User_20_Entry"><text:span text:style-name="T210">E</text:span></text:span><text:span text:style-name="User_20_Entry"><text:span text:style-name="T211">ventuele extra </text:span></text:span><text:span text:style-name="User_20_Entry"><text:span text:style-name="T212">gebruiker</text:span></text:span><text:span text:style-name="User_20_Entry"><text:span text:style-name="T211">s aanmelden en dezelfde stappen uitvoeren.</text:span></text:span></text:p></text:note-body></text:note></text:span></text:span><text:span text:style-name="Strong_20_Emphasis"><text:span text:style-name="T99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25"/>
          </table:table-cell>
        </table:table-row>
        <table:table-row>
          <table:table-cell table:style-name="Tabel2.A1" office:value-type="string">
            <text:p text:style-name="P62"><text:span text:style-name="Strong_20_Emphasis"><text:span text:style-name="T109"><text:s/></text:span></text:span><text:span text:style-name="Strong_20_Emphasis"><text:span text:style-name="T151"><draw:control text:anchor-type="as-char" draw:z-index="15" draw:name="Vorm40_2" draw:style-name="gr1" draw:text-style-name="P89" svg:width="0.35cm" svg:height="0.35cm" draw:control="control16"/></text:span></text:span></text:p>
          </table:table-cell>
          <table:table-cell table:style-name="Tabel2.A1" office:value-type="string">
            <text:p text:style-name="P20"><text:span text:style-name="Strong_20_Emphasis"><text:span text:style-name="T143">R</text:span></text:span><text:span text:style-name="Strong_20_Emphasis"><text:span text:style-name="T144">icht </text:span></text:span><text:span text:style-name="Strong_20_Emphasis"><text:span text:style-name="T145">de </text:span></text:span><text:span text:style-name="Definition"><text:span text:style-name="T21">gebruiker</text:span></text:span><text:span text:style-name="Strong_20_Emphasis"><text:span text:style-name="T144"> </text:span></text:span><text:span text:style-name="Strong_20_Emphasis"><text:span text:style-name="T146">in </text:span></text:span><text:span text:style-name="Strong_20_Emphasis"><text:span text:style-name="T110">via </text:span></text:span><text:span text:style-name="Strong_20_Emphasis"><text:span text:style-name="T138">een</text:span></text:span><text:span text:style-name="Strong_20_Emphasis"><text:span text:style-name="T139"> druk</text:span></text:span><text:span text:style-name="Strong_20_Emphasis"><text:span text:style-name="T138"> op</text:span></text:span><text:span text:style-name="Strong_20_Emphasis"><text:span text:style-name="T134"> de </text:span></text:span><text:span text:style-name="Strong_20_Emphasis"><text:span text:style-name="T121">Super</text:span></text:span><text:span text:style-name="Strong_20_Emphasis"><text:span text:style-name="T134">-toets</text:span></text:span><text:span text:style-name="Strong_20_Emphasis"><text:span text:style-name="T70"><text:note text:id="ftn10" text:note-class="footnote"><text:note-citation>2</text:note-citation><text:note-body><text:p text:style-name="P67"><text:span text:style-name="T216">D</text:span>e <text:span text:style-name="T339">Super</text:span>-toets <text:span text:style-name="T216">is </text:span>de Windows<text:span text:style-name="T340">-</text:span><text:span text:style-name="T338">toets</text:span>, <text:span text:style-name="T340">C</text:span>ommand-<text:span text:style-name="T338">toets</text:span>, of <text:span text:style-name="T340">V</text:span>ergrootglas-toets.</text:p></text:note-body></text:note></text:span></text:span><text:span text:style-name="Strong_20_Emphasis"><text:span text:style-name="T118">, </text:span></text:span><text:span text:style-name="Strong_20_Emphasis"><text:span text:style-name="T131">t</text:span></text:span><text:span text:style-name="Strong_20_Emphasis"><text:span text:style-name="T123">yp </text:span></text:span><text:span text:style-name="Strong_20_Emphasis"><text:span text:style-name="T170">men</text:span></text:span><text:span text:style-name="Strong_20_Emphasis"><text:span text:style-name="T169">u</text:span></text:span><text:span text:style-name="Strong_20_Emphasis"><text:span text:style-name="T124"> </text:span></text:span><text:span text:style-name="Strong_20_Emphasis"><text:span text:style-name="T132">e</text:span></text:span><text:span text:style-name="Strong_20_Emphasis"><text:span text:style-name="T110">n </text:span></text:span><text:span text:style-name="Strong_20_Emphasis"><text:span text:style-name="T126">k</text:span></text:span><text:span text:style-name="Strong_20_Emphasis"><text:span text:style-name="T110">lik op het pictogram van </text:span></text:span><text:span text:style-name="Strong_20_Emphasis"><text:span text:style-name="T186">Installatiem</text:span></text:span><text:span text:style-name="Strong_20_Emphasis"><text:span text:style-name="T187">enu</text:span></text:span><text:span text:style-name="Strong_20_Emphasis"><text:span text:style-name="T124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19"><text:span text:style-name="Strong_20_Emphasis"><text:span text:style-name="T140">K</text:span></text:span><text:span text:style-name="Strong_20_Emphasis"><text:span text:style-name="T128">ie</text:span></text:span><text:span text:style-name="Strong_20_Emphasis"><text:span text:style-name="T129">s </text:span></text:span><text:span text:style-name="Strong_20_Emphasis"><text:span text:style-name="T191">4 </text:span></text:span><text:span text:style-name="Strong_20_Emphasis"><text:span text:style-name="T171">Gebruiker inrichten</text:span></text:span><text:span text:style-name="Strong_20_Emphasis"><text:span text:style-name="T140"> </text:span></text:span><text:span text:style-name="Strong_20_Emphasis"><text:span text:style-name="T130">en </text:span></text:span><text:span text:style-name="Strong_20_Emphasis"><text:span text:style-name="T141">v</text:span></text:span><text:span text:style-name="Strong_20_Emphasis"><text:span text:style-name="T117">olg de aanwijzingen op het scherm</text:span></text:span><text:span text:style-name="Strong_20_Emphasis"><text:span text:style-name="T167">.</text:span></text:span></text:p>
          </table:table-cell>
        </table:table-row>
      </table:table>
      <text:p text:style-name="P18"><text:span text:style-name="Strong_20_Emphasis"><text:span text:style-name="T147"/></text:span></text:p>
      <text:p text:style-name="P37"/>
      <text:p text:style-name="P37"/>
      <text:p text:style-name="P39"><text:span text:style-name="T224">E</text:span><text:span text:style-name="T225">inde c</text:span><text:span text:style-name="T226">hecklist, </text:span><text:span text:style-name="T227">d</text:span><text:span text:style-name="T226">e installatie van </text:span><text:span text:style-name="T226"><text:reference-ref text:reference-format="text" text:ref-name="Distributie">Ubuntu</text:reference-ref></text:span><text:span text:style-name="T226"><text:s/></text:span><text:span text:style-name="T228"><text:reference-ref text:reference-format="text" text:ref-name="Versie">22.04</text:reference-ref></text:span><text:span text:style-name="Strong_20_Emphasis"><text:span text:style-name="T246"><text:s/></text:span></text:span><text:span text:style-name="Strong_20_Emphasis"><text:span text:style-name="T247">LTS</text:span></text:span><text:span text:style-name="T69"> </text:span><text:span text:style-name="T226"><text:reference-ref text:reference-format="text" text:ref-name="Editie">Desktop</text:reference-ref></text:span><text:span text:style-name="T226"><text:s/>is voltooid.</text:span></text:p>
      <text:p text:style-name="P16"/>
      <text:p text:style-name="P6"><text:span text:style-name="Emphasis"><text:span text:style-name="T301">Geschreven </text:span></text:span><text:span text:style-name="Emphasis"><text:span text:style-name="T305">in </text:span></text:span><text:span text:style-name="Emphasis"><text:span text:style-name="T304">2022 </text:span></text:span><text:span text:style-name="Emphasis"><text:span text:style-name="T301">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02">Karel Zimmer</text:span></text:span></text:a><text:span text:style-name="Emphasis"><text:span text:style-name="T301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303">Creative Commons Publiek Domein Verklaring</text:span></text:span></text:a><text:span text:style-name="Emphasis"><text:span text:style-name="T301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Droid Sans Mono" svg:font-family="'Droid Sans Mono', monospace, monospac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22.04-desktop</text:file-name></text:span><text:span text:style-name="MT2"><text:tab/><text:tab/></text:span><text:span text:style-name="MT1"><text:date style:data-style-name="N36" text:date-value="2022-11-01T14:21:45.070306523">01-11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subject>Installatie PC software</dc:subject>
    <meta:initial-creator>Karel Zimmer</meta:initial-creator>
    <meta:creation-date>1995-11-21T17:41:00</meta:creation-date>
    <dc:date>2022-11-01T14:21:44.901949820</dc:date>
    <meta:keyword>Installatie</meta:keyword>
    <meta:keyword>Checklist</meta:keyword>
    <meta:keyword>Linux</meta:keyword>
    <meta:editing-cycles>6561</meta:editing-cycles>
    <meta:editing-duration>P11DT14H36M14S</meta:editing-duration>
    <meta:print-date>2021-03-23T20:07:57.967210640</meta:print-date>
    <dc:creator>Karel Zimmer</dc:creator>
    <meta:document-statistic meta:table-count="4" meta:image-count="0" meta:object-count="0" meta:page-count="4" meta:paragraph-count="75" meta:word-count="721" meta:character-count="4944" meta:non-whitespace-character-count="4247"/>
    <meta:user-defined meta:name="Info 1"/>
    <meta:user-defined meta:name="Info 2"/>
    <meta:user-defined meta:name="Info 3"/>
    <meta:user-defined meta:name="Info 4"/>
  </office:meta>
</office:document-meta>
</file>